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55.499999999995559pt"/>
    </style:style>
    <style:style style:name="co2" style:family="table-column">
      <style:table-column-properties style:column-width="96.988471351387105pt"/>
    </style:style>
    <style:style style:name="co3" style:family="table-column">
      <style:table-column-properties style:column-width="79.499999999993634pt"/>
    </style:style>
    <style:style style:name="co4" style:family="table-column">
      <style:table-column-properties style:column-width="93.999999999987267pt"/>
    </style:style>
    <style:style style:name="co5" style:family="table-column">
      <style:table-column-properties style:column-width="120.261528648600745pt"/>
    </style:style>
    <style:style style:name="co6" style:family="table-column">
      <style:table-column-properties style:column-width="129.249999999984482pt"/>
    </style:style>
    <style:style style:name="co7" style:family="table-column">
      <style:table-column-properties style:column-width="64.261528648599992pt"/>
    </style:style>
    <style:style style:name="ro1" style:family="table-row">
      <style:table-row-properties style:row-height="12.812620621600001pt"/>
    </style:style>
    <style:style style:name="ce1" style:family="table-cell">
      <style:table-cell-properties style:text-align-source="fix"/>
      <style:paragraph-properties fo:text-align="center"/>
      <style:text-properties fo:font-weight="bold"/>
    </style:style>
    <style:style style:name="ce2" style:family="table-cell">
      <style:table-cell-properties style:text-align-source="fix"/>
      <style:paragraph-properties fo:text-align="center"/>
      <style:text-properties fo:font-family="Noto Sans" fo:font-size="9.000000000000000pt" fo:font-weight="bold"/>
    </style:style>
    <style:style style:name="ce3" style:family="table-cell">
      <style:table-cell-properties style:text-align-source="fix"/>
      <style:paragraph-properties fo:text-align="center"/>
    </style:style>
    <style:style style:name="ce4" style:family="table-cell">
      <style:table-cell-properties style:text-align-source="fix"/>
      <style:paragraph-properties fo:text-align="center"/>
      <style:text-properties fo:font-family="Arial"/>
    </style:style>
    <number:number-style style:name="N1">
      <number:number number:decimal-places="2" number:min-integer-digits="1" number:grouping="1"/>
    </number:number-style>
  </office:automatic-styles>
  <office:body>
    <office:spreadsheet>
      <table:calculation-settings/>
      <table:table table:name="Sheet1" table:style-name="ta1">
        <table:table-column table:style-name="co1"/>
        <table:table-column table:style-name="co2"/>
        <table:table-column table:style-name="co3"/>
        <table:table-column table:style-name="co4"/>
        <table:table-column table:style-name="co5"/>
        <table:table-column table:style-name="co6"/>
        <table:table-column/>
        <table:table-row table:style-name="ro1">
          <table:table-cell office:value-type="string" office:string-value="Model" table:style-name="ce1">
            <text:p>Model</text:p>
          </table:table-cell>
          <table:table-cell office:value-type="string" office:string-value="Initial solution cost" table:style-name="ce1">
            <text:p>Initial solution cost</text:p>
          </table:table-cell>
          <table:table-cell office:value-type="string" office:string-value="Best challenge" table:style-name="ce2">
            <text:p>Best challenge</text:p>
          </table:table-cell>
          <table:table-cell office:value-type="string" office:string-value="HC" table:style-name="ce2">
            <text:p>HC</text:p>
          </table:table-cell>
          <table:table-cell office:value-type="string" office:string-value="HC sorted processes" table:style-name="ce2">
            <text:p>HC sorted processes</text:p>
          </table:table-cell>
          <table:table-cell office:value-type="string" office:string-value="Difference" table:style-name="ce2">
            <text:p>Difference</text:p>
          </table:table-cell>
        </table:table-row>
        <table:table-row>
          <table:table-cell office:value-type="string" office:string-value="a1_1" table:style-name="ce3">
            <text:p>a1_1</text:p>
          </table:table-cell>
          <table:table-cell office:value-type="float" office:value="49528750" table:style-name="ce3">
            <text:p>49528750</text:p>
          </table:table-cell>
          <table:table-cell office:value-type="float" office:value="44306501" table:style-name="ce4">
            <text:p>44306501</text:p>
          </table:table-cell>
          <table:table-cell office:value-type="float" office:value="44307612" table:style-name="ce4">
            <text:p>44307612</text:p>
          </table:table-cell>
          <table:table-cell office:value-type="float" office:value="44306501" table:style-name="ce4">
            <text:p>44306501</text:p>
          </table:table-cell>
          <table:table-cell office:value-type="float" office:value="-1111" table:style-name="ce4" table:formula="=[.E2]-[.D2]">
            <text:p>-1111</text:p>
          </table:table-cell>
        </table:table-row>
        <table:table-row>
          <table:table-cell office:value-type="string" office:string-value="a1_2" table:style-name="ce3">
            <text:p>a1_2</text:p>
          </table:table-cell>
          <table:table-cell office:value-type="float" office:value="1061649570" table:style-name="ce3">
            <text:p>1061649570</text:p>
          </table:table-cell>
          <table:table-cell office:value-type="float" office:value="777532896" table:style-name="ce4">
            <text:p>777532896</text:p>
          </table:table-cell>
          <table:table-cell office:value-type="float" office:value="878229613" table:style-name="ce4">
            <text:p>878229613</text:p>
          </table:table-cell>
          <table:table-cell office:value-type="float" office:value="929137945" table:style-name="ce4">
            <text:p>929137945</text:p>
          </table:table-cell>
          <table:table-cell office:value-type="float" office:value="50908332" table:style-name="ce4" table:formula="=[.E3]-[.D3]">
            <text:p>50908332</text:p>
          </table:table-cell>
        </table:table-row>
        <table:table-row>
          <table:table-cell office:value-type="string" office:string-value="a1_3" table:style-name="ce3">
            <text:p>a1_3</text:p>
          </table:table-cell>
          <table:table-cell office:value-type="float" office:value="583662270" table:style-name="ce3">
            <text:p>583662270</text:p>
          </table:table-cell>
          <table:table-cell office:value-type="float" office:value="583005717" table:style-name="ce4">
            <text:p>583005717</text:p>
          </table:table-cell>
          <table:table-cell office:value-type="float" office:value="583384296" table:style-name="ce4">
            <text:p>583384296</text:p>
          </table:table-cell>
          <table:table-cell office:value-type="float" office:value="583373392" table:style-name="ce4">
            <text:p>583373392</text:p>
          </table:table-cell>
          <table:table-cell office:value-type="float" office:value="-10904" table:style-name="ce4" table:formula="=[.E4]-[.D4]">
            <text:p>-10904</text:p>
          </table:table-cell>
        </table:table-row>
        <table:table-row>
          <table:table-cell office:value-type="string" office:string-value="a1_4" table:style-name="ce3">
            <text:p>a1_4</text:p>
          </table:table-cell>
          <table:table-cell office:value-type="float" office:value="632499600" table:style-name="ce3">
            <text:p>632499600</text:p>
          </table:table-cell>
          <table:table-cell office:value-type="float" office:value="252728589" table:style-name="ce4">
            <text:p>252728589</text:p>
          </table:table-cell>
          <table:table-cell office:value-type="float" office:value="570401602" table:style-name="ce4">
            <text:p>570401602</text:p>
          </table:table-cell>
          <table:table-cell office:value-type="float" office:value="568344744" table:style-name="ce4">
            <text:p>568344744</text:p>
          </table:table-cell>
          <table:table-cell office:value-type="float" office:value="-2056858" table:style-name="ce4" table:formula="=[.E5]-[.D5]">
            <text:p>-2056858</text:p>
          </table:table-cell>
        </table:table-row>
        <table:table-row>
          <table:table-cell office:value-type="string" office:string-value="a1_5" table:style-name="ce3">
            <text:p>a1_5</text:p>
          </table:table-cell>
          <table:table-cell office:value-type="float" office:value="782189690" table:style-name="ce3">
            <text:p>782189690</text:p>
          </table:table-cell>
          <table:table-cell office:value-type="float" office:value="727578309" table:style-name="ce4">
            <text:p>727578309</text:p>
          </table:table-cell>
          <table:table-cell office:value-type="float" office:value="728145497" table:style-name="ce4">
            <text:p>728145497</text:p>
          </table:table-cell>
          <table:table-cell office:value-type="float" office:value="737253098" table:style-name="ce4">
            <text:p>737253098</text:p>
          </table:table-cell>
          <table:table-cell office:value-type="float" office:value="9107601" table:style-name="ce4" table:formula="=[.E6]-[.D6]">
            <text:p>9107601</text:p>
          </table:table-cell>
        </table:table-row>
        <table:table-row>
          <table:table-cell office:value-type="string" office:string-value="a2_1" table:style-name="ce3">
            <text:p>a2_1</text:p>
          </table:table-cell>
          <table:table-cell office:value-type="float" office:value="391189190" table:style-name="ce3">
            <text:p>391189190</text:p>
          </table:table-cell>
          <table:table-cell office:value-type="float" office:value="198" table:style-name="ce4">
            <text:p>198</text:p>
          </table:table-cell>
          <table:table-cell office:value-type="float" office:value="35481989" table:style-name="ce4">
            <text:p>35481989</text:p>
          </table:table-cell>
          <table:table-cell office:value-type="float" office:value="38489889" table:style-name="ce4">
            <text:p>38489889</text:p>
          </table:table-cell>
          <table:table-cell office:value-type="float" office:value="3007900" table:style-name="ce4" table:formula="=[.E7]-[.D7]">
            <text:p>3007900</text:p>
          </table:table-cell>
        </table:table-row>
        <table:table-row>
          <table:table-cell office:value-type="string" office:string-value="a2_2" table:style-name="ce3">
            <text:p>a2_2</text:p>
          </table:table-cell>
          <table:table-cell office:value-type="float" office:value="1876768120" table:style-name="ce3">
            <text:p>1876768120</text:p>
          </table:table-cell>
          <table:table-cell office:value-type="float" office:value="816523983" table:style-name="ce4">
            <text:p>816523983</text:p>
          </table:table-cell>
          <table:table-cell office:value-type="float" office:value="1494274528" table:style-name="ce4">
            <text:p>1494274528</text:p>
          </table:table-cell>
          <table:table-cell office:value-type="float" office:value="1415300243" table:style-name="ce4">
            <text:p>1415300243</text:p>
          </table:table-cell>
          <table:table-cell office:value-type="float" office:value="-78974285" table:style-name="ce4" table:formula="=[.E8]-[.D8]">
            <text:p>-78974285</text:p>
          </table:table-cell>
        </table:table-row>
        <table:table-row>
          <table:table-cell office:value-type="string" office:string-value="a2_3" table:style-name="ce3">
            <text:p>a2_3</text:p>
          </table:table-cell>
          <table:table-cell office:value-type="float" office:value="2272487840" table:style-name="ce3">
            <text:p>2272487840</text:p>
          </table:table-cell>
          <table:table-cell office:value-type="float" office:value="1306868761" table:style-name="ce4">
            <text:p>1306868761</text:p>
          </table:table-cell>
          <table:table-cell office:value-type="float" office:value="1869593233" table:style-name="ce4">
            <text:p>1869593233</text:p>
          </table:table-cell>
          <table:table-cell office:value-type="float" office:value="1734732392" table:style-name="ce4">
            <text:p>1734732392</text:p>
          </table:table-cell>
          <table:table-cell office:value-type="float" office:value="-134860841" table:style-name="ce4" table:formula="=[.E9]-[.D9]">
            <text:p>-134860841</text:p>
          </table:table-cell>
        </table:table-row>
        <table:table-row>
          <table:table-cell office:value-type="string" office:string-value="a2_4" table:style-name="ce3">
            <text:p>a2_4</text:p>
          </table:table-cell>
          <table:table-cell office:value-type="float" office:value="3223516130" table:style-name="ce3">
            <text:p>3223516130</text:p>
          </table:table-cell>
          <table:table-cell office:value-type="float" office:value="1681353943" table:style-name="ce4">
            <text:p>1681353943</text:p>
          </table:table-cell>
          <table:table-cell office:value-type="float" office:value="2283923795" table:style-name="ce4">
            <text:p>2283923795</text:p>
          </table:table-cell>
          <table:table-cell office:value-type="float" office:value="2128654638" table:style-name="ce4">
            <text:p>2128654638</text:p>
          </table:table-cell>
          <table:table-cell office:value-type="float" office:value="-155269157" table:style-name="ce4" table:formula="=[.E10]-[.D10]">
            <text:p>-155269157</text:p>
          </table:table-cell>
        </table:table-row>
        <table:table-row>
          <table:table-cell office:value-type="string" office:string-value="a2_5" table:style-name="ce3">
            <text:p>a2_5</text:p>
          </table:table-cell>
          <table:table-cell office:value-type="float" office:value="787355300" table:style-name="ce3">
            <text:p>787355300</text:p>
          </table:table-cell>
          <table:table-cell office:value-type="float" office:value="336170182" table:style-name="ce4">
            <text:p>336170182</text:p>
          </table:table-cell>
          <table:table-cell office:value-type="float" office:value="650311032" table:style-name="ce4">
            <text:p>650311032</text:p>
          </table:table-cell>
          <table:table-cell office:value-type="float" office:value="612089208" table:style-name="ce4">
            <text:p>612089208</text:p>
          </table:table-cell>
          <table:table-cell office:value-type="float" office:value="-38221824" table:style-name="ce4" table:formula="=[.E11]-[.D11]">
            <text:p>-38221824</text:p>
          </table:table-cell>
        </table:table-row>
        <table:table-row>
          <table:table-cell office:value-type="string" office:string-value="b_1" table:style-name="ce3">
            <text:p>b_1</text:p>
          </table:table-cell>
          <table:table-cell office:value-type="float" office:value="7644173180" table:style-name="ce3">
            <text:p>7644173180</text:p>
          </table:table-cell>
          <table:table-cell office:value-type="float" office:value="3339186879" table:style-name="ce4">
            <text:p>3339186879</text:p>
          </table:table-cell>
          <table:table-cell office:value-type="float" office:value="5271411947" table:style-name="ce4">
            <text:p>5271411947</text:p>
          </table:table-cell>
          <table:table-cell office:value-type="float" office:value="5314076290" table:style-name="ce4">
            <text:p>5314076290</text:p>
          </table:table-cell>
          <table:table-cell office:value-type="float" office:value="42664343" table:style-name="ce4" table:formula="=[.E12]-[.D12]">
            <text:p>42664343</text:p>
          </table:table-cell>
        </table:table-row>
        <table:table-row>
          <table:table-cell office:value-type="string" office:string-value="b_2" table:style-name="ce3">
            <text:p>b_2</text:p>
          </table:table-cell>
          <table:table-cell office:value-type="float" office:value="5181493830" table:style-name="ce3">
            <text:p>5181493830</text:p>
          </table:table-cell>
          <table:table-cell office:value-type="float" office:value="1015553800" table:style-name="ce4">
            <text:p>1015553800</text:p>
          </table:table-cell>
          <table:table-cell office:value-type="float" office:value="1278123023" table:style-name="ce4">
            <text:p>1278123023</text:p>
          </table:table-cell>
          <table:table-cell office:value-type="float" office:value="1150616078" table:style-name="ce4">
            <text:p>1150616078</text:p>
          </table:table-cell>
          <table:table-cell office:value-type="float" office:value="-127506945" table:style-name="ce4" table:formula="=[.E13]-[.D13]">
            <text:p>-127506945</text:p>
          </table:table-cell>
        </table:table-row>
        <table:table-row>
          <table:table-cell office:value-type="string" office:string-value="b_3" table:style-name="ce3">
            <text:p>b_3</text:p>
          </table:table-cell>
          <table:table-cell office:value-type="float" office:value="6336834660" table:style-name="ce3">
            <text:p>6336834660</text:p>
          </table:table-cell>
          <table:table-cell office:value-type="float" office:value="156835787" table:style-name="ce4">
            <text:p>156835787</text:p>
          </table:table-cell>
          <table:table-cell office:value-type="float" office:value="1149013744" table:style-name="ce4">
            <text:p>1149013744</text:p>
          </table:table-cell>
          <table:table-cell office:value-type="float" office:value="1953270617" table:style-name="ce4">
            <text:p>1953270617</text:p>
          </table:table-cell>
          <table:table-cell office:value-type="float" office:value="804256873" table:style-name="ce4" table:formula="=[.E14]-[.D14]">
            <text:p>804256873</text:p>
          </table:table-cell>
        </table:table-row>
        <table:table-row>
          <table:table-cell office:value-type="string" office:string-value="b_4" table:style-name="ce3">
            <text:p>b_4</text:p>
          </table:table-cell>
          <table:table-cell office:value-type="float" office:value="9209576380" table:style-name="ce3">
            <text:p>9209576380</text:p>
          </table:table-cell>
          <table:table-cell office:value-type="float" office:value="4677823040" table:style-name="ce4">
            <text:p>4677823040</text:p>
          </table:table-cell>
          <table:table-cell office:value-type="float" office:value="4679312094" table:style-name="ce4">
            <text:p>4679312094</text:p>
          </table:table-cell>
          <table:table-cell office:value-type="float" office:value="4678242633" table:style-name="ce4">
            <text:p>4678242633</text:p>
          </table:table-cell>
          <table:table-cell office:value-type="float" office:value="-1069461" table:style-name="ce4" table:formula="=[.E15]-[.D15]">
            <text:p>-1069461</text:p>
          </table:table-cell>
        </table:table-row>
        <table:table-row>
          <table:table-cell office:value-type="string" office:string-value="b_5" table:style-name="ce3">
            <text:p>b_5</text:p>
          </table:table-cell>
          <table:table-cell office:value-type="float" office:value="12426813010" table:style-name="ce3">
            <text:p>12426813010</text:p>
          </table:table-cell>
          <table:table-cell office:value-type="float" office:value="923092380" table:style-name="ce4">
            <text:p>923092380</text:p>
          </table:table-cell>
          <table:table-cell office:value-type="float" office:value="2968606165" table:style-name="ce4">
            <text:p>2968606165</text:p>
          </table:table-cell>
          <table:table-cell office:value-type="float" office:value="3252021891" table:style-name="ce4">
            <text:p>3252021891</text:p>
          </table:table-cell>
          <table:table-cell office:value-type="float" office:value="283415726" table:style-name="ce4" table:formula="=[.E16]-[.D16]">
            <text:p>283415726</text:p>
          </table:table-cell>
        </table:table-row>
        <table:table-row>
          <table:table-cell office:value-type="string" office:string-value="b_6" table:style-name="ce3">
            <text:p>b_6</text:p>
          </table:table-cell>
          <table:table-cell office:value-type="float" office:value="12749861240" table:style-name="ce3">
            <text:p>12749861240</text:p>
          </table:table-cell>
          <table:table-cell office:value-type="float" office:value="9525857752" table:style-name="ce4">
            <text:p>9525857752</text:p>
          </table:table-cell>
          <table:table-cell office:value-type="float" office:value="9526211153" table:style-name="ce4">
            <text:p>9526211153</text:p>
          </table:table-cell>
          <table:table-cell office:value-type="float" office:value="9526194551" table:style-name="ce4">
            <text:p>9526194551</text:p>
          </table:table-cell>
          <table:table-cell office:value-type="float" office:value="-16602" table:style-name="ce4" table:formula="=[.E17]-[.D17]">
            <text:p>-16602</text:p>
          </table:table-cell>
        </table:table-row>
        <table:table-row>
          <table:table-cell office:value-type="string" office:string-value="b_7" table:style-name="ce3">
            <text:p>b_7</text:p>
          </table:table-cell>
          <table:table-cell office:value-type="float" office:value="37946901700" table:style-name="ce3">
            <text:p>37946901700</text:p>
          </table:table-cell>
          <table:table-cell office:value-type="float" office:value="14835149752" table:style-name="ce4">
            <text:p>14835149752</text:p>
          </table:table-cell>
          <table:table-cell office:value-type="float" office:value="31761671090" table:style-name="ce4">
            <text:p>31761671090</text:p>
          </table:table-cell>
          <table:table-cell office:value-type="float" office:value="18067048987" table:style-name="ce4">
            <text:p>18067048987</text:p>
          </table:table-cell>
          <table:table-cell office:value-type="float" office:value="-13694622103" table:style-name="ce4" table:formula="=[.E18]-[.D18]">
            <text:p>-13694622103</text:p>
          </table:table-cell>
        </table:table-row>
        <table:table-row>
          <table:table-cell office:value-type="string" office:string-value="b_8" table:style-name="ce3">
            <text:p>b_8</text:p>
          </table:table-cell>
          <table:table-cell office:value-type="float" office:value="14068207250" table:style-name="ce3">
            <text:p>14068207250</text:p>
          </table:table-cell>
          <table:table-cell office:value-type="float" office:value="1214458817" table:style-name="ce4">
            <text:p>1214458817</text:p>
          </table:table-cell>
          <table:table-cell office:value-type="float" office:value="6651200779" table:style-name="ce4">
            <text:p>6651200779</text:p>
          </table:table-cell>
          <table:table-cell office:value-type="float" office:value="5314963613" table:style-name="ce4">
            <text:p>5314963613</text:p>
          </table:table-cell>
          <table:table-cell office:value-type="float" office:value="-1336237166" table:style-name="ce4" table:formula="=[.E19]-[.D19]">
            <text:p>-1336237166</text:p>
          </table:table-cell>
        </table:table-row>
        <table:table-row>
          <table:table-cell office:value-type="string" office:string-value="b_9" table:style-name="ce3">
            <text:p>b_9</text:p>
          </table:table-cell>
          <table:table-cell office:value-type="float" office:value="23234641520" table:style-name="ce3">
            <text:p>23234641520</text:p>
          </table:table-cell>
          <table:table-cell office:value-type="float" office:value="15885486698" table:style-name="ce4">
            <text:p>15885486698</text:p>
          </table:table-cell>
          <table:table-cell office:value-type="float" office:value="16030720890" table:style-name="ce4">
            <text:p>16030720890</text:p>
          </table:table-cell>
          <table:table-cell office:value-type="float" office:value="15896062116" table:style-name="ce4">
            <text:p>15896062116</text:p>
          </table:table-cell>
          <table:table-cell office:value-type="float" office:value="-134658774" table:style-name="ce4" table:formula="=[.E20]-[.D20]">
            <text:p>-134658774</text:p>
          </table:table-cell>
        </table:table-row>
        <table:table-row>
          <table:table-cell office:value-type="string" office:string-value="b_10" table:style-name="ce3">
            <text:p>b_10</text:p>
          </table:table-cell>
          <table:table-cell office:value-type="float" office:value="42220868760" table:style-name="ce3">
            <text:p>42220868760</text:p>
          </table:table-cell>
          <table:table-cell office:value-type="float" office:value="18048515118" table:style-name="ce4">
            <text:p>18048515118</text:p>
          </table:table-cell>
          <table:table-cell office:value-type="float" office:value="38023415516" table:style-name="ce4">
            <text:p>38023415516</text:p>
          </table:table-cell>
          <table:table-cell office:value-type="float" office:value="20990879440" table:style-name="ce4">
            <text:p>20990879440</text:p>
          </table:table-cell>
          <table:table-cell office:value-type="float" office:value="-17032536076" table:style-name="ce4" table:formula="=[.E21]-[.D21]">
            <text:p>-17032536076</text:p>
          </table:table-cell>
        </table:table-row>
        <table:table-row table:number-rows-repeated="1048555">
          <table:table-cell/>
        </table:table-row>
      </table:table>
      <table:table table:name="Sheet2" table:style-name="ta1">
        <table:table-column table:style-name="co7" table:default-cell-style-name=""/>
        <table:table-row table:style-name="ro1">
          <table:table-cell office:value-type="string" office:string-value=""/>
        </table:table-row>
      </table:table>
      <table:table table:name="Sheet3" table:style-name="ta1">
        <table:table-column table:style-name="co7" table:default-cell-style-name=""/>
        <table:table-row table:style-name="ro1">
          <table:table-cell office:value-type="string" office:string-value="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65.000000000000000pt"/>
    </style:default-style>
    <style:default-style style:family="table-row">
      <style:table-row-properties style:row-height="13.000000000000000pt"/>
    </style:default-style>
    <style:default-style style:family="table-cell">
      <style:text-properties fo:font-family="Arial"/>
    </style:default-style>
    <style:style style:name="custom-style1" style:display-name="Default1" style:family="table-cell"/>
    <style:style style:name="custom-style2" style:display-name="Heading" style:family="table-cell" style:parent-style-name="custom-style1">
      <style:table-cell-properties style:text-align-source="fix"/>
      <style:paragraph-properties fo:text-align="center"/>
      <style:text-properties fo:font-size="16.000000000000000pt" fo:font-style="italic" fo:font-weight="bold"/>
    </style:style>
    <style:style style:name="custom-style3" style:display-name="Heading1" style:family="table-cell" style:parent-style-name="custom-style2">
      <style:table-cell-properties style:rotation-align="none" style:rotation-angle="90"/>
    </style:style>
    <style:style style:name="custom-style4" style:data-style-name="N1" style:display-name="N104P0" style:family="table-cell"/>
    <style:style style:name="custom-style5" style:display-name="Result" style:family="table-cell" style:parent-style-name="custom-style1">
      <style:text-properties fo:font-style="italic" fo:font-weight="bold" style:text-underline-color="font-color" style:text-underline-style="solid" style:text-underline-width="auto"/>
    </style:style>
    <style:style style:name="custom-style6" style:display-name="Result2" style:family="table-cell" style:parent-style-name="custom-style5"/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799999930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 <text:sheet-name>???</text:sheet-name>
 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Page 
   <text:page-number>1</text:page-number>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5</meta:generator>
    <dc:title/>
    <meta:initial-creator>ajay</meta:initial-creator>
    <meta:editing-cycles>1</meta:editing-cycles>
    <dc:date>2015-07-30T04:12:42</dc:date>
    <meta:creation-date>2010-05-26T15:16:03</meta:creation-date>
  </office:meta>
</office:document-meta>
</file>